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table:number-columns-repeated="1020"/>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table:number-columns-repeated="1020"/>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table:number-columns-repeated="1020"/>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table:number-columns-repeated="1020"/>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table:number-columns-repeated="1020"/>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table:number-columns-repeated="1020"/>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text:p>
          </table:table-cell>
          <table:table-cell table:number-columns-repeated="1021"/>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2:42:24.628666000</dc:date>
    <meta:editing-duration>PT14H36M21S</meta:editing-duration>
    <meta:editing-cycles>199</meta:editing-cycles>
    <meta:generator>LibreOffice/5.4.4.2$MacOSX_X86_64 LibreOffice_project/2524958677847fb3bb44820e40380acbe820f960</meta:generator>
    <meta:document-statistic meta:table-count="3" meta:cell-count="12057" meta:object-count="0"/>
  </office:meta>
</office:document-meta>
</file>